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Wingdings" svg:font-family="Wingdings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9597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3" style:family="table-row">
      <style:table-row-properties style:min-row-height="0.7813in"/>
    </style:style>
    <style:style style:name="P1" style:family="paragraph" style:parent-style-name="Text_20_body_20_indent">
      <style:paragraph-properties fo:margin-left="0in" fo:margin-right="0in" fo:line-height="150%" fo:text-indent="0in" style:auto-text-indent="false"/>
    </style:style>
    <style:style style:name="P2" style:family="paragraph" style:parent-style-name="Standard">
      <style:text-properties fo:color="#000000" fo:font-size="14pt" style:font-size-asian="14pt" style:font-size-complex="14pt"/>
    </style:style>
    <style:style style:name="P3" style:family="paragraph" style:parent-style-name="Standard">
      <style:paragraph-properties fo:line-height="115%" fo:text-align="center" style:justify-single-word="false"/>
      <style:text-properties fo:font-size="11.5pt" style:font-size-asian="11.5pt" style:font-size-complex="11.5pt"/>
    </style:style>
    <style:style style:name="P4" style:family="paragraph" style:parent-style-name="Standard">
      <style:paragraph-properties fo:margin-left="0in" fo:margin-right="-0.25in" fo:line-height="115%" fo:text-indent="0in" style:auto-text-indent="false"/>
    </style:style>
    <style:style style:name="P5" style:family="paragraph" style:parent-style-name="Standard" style:list-style-name="WWNum3">
      <style:paragraph-properties fo:margin-left="0in" fo:margin-right="-0.25in" fo:line-height="115%" fo:text-indent="0in" style:auto-text-indent="false"/>
    </style:style>
    <style:style style:name="P6" style:family="paragraph" style:parent-style-name="Standard">
      <style:paragraph-properties fo:margin-left="0in" fo:margin-right="-0.25in" fo:line-height="115%" fo:text-indent="0in" style:auto-text-indent="false"/>
      <style:text-properties fo:font-weight="bold" style:font-weight-asian="bold"/>
    </style:style>
    <style:style style:name="P7" style:family="paragraph" style:parent-style-name="Standard">
      <style:paragraph-properties fo:margin-left="0in" fo:margin-right="-0.25in" fo:line-height="115%" fo:text-indent="0in" style:auto-text-indent="false"/>
      <style:text-properties fo:color="#000000" fo:font-size="14pt" style:font-size-asian="14pt" style:font-size-complex="14pt"/>
    </style:style>
    <style:style style:name="P8" style:family="paragraph" style:parent-style-name="Standard">
      <style:paragraph-properties fo:margin-left="0.5417in" fo:margin-right="-0.25in" fo:line-height="115%" fo:text-indent="0in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0.5417in" fo:margin-right="-0.25in" fo:line-height="115%" fo:text-indent="0in" style:auto-text-indent="false"/>
    </style:style>
    <style:style style:name="P10" style:family="paragraph" style:parent-style-name="Standard">
      <style:paragraph-properties fo:margin-left="0.25in" fo:margin-right="-0.25in" fo:line-height="115%" fo:text-indent="0in" style:auto-text-indent="false"/>
      <style:text-properties fo:color="#000000" fo:font-size="14pt" style:font-size-asian="14pt" style:font-size-complex="14pt"/>
    </style:style>
    <style:style style:name="P11" style:family="paragraph" style:parent-style-name="Standard">
      <style:paragraph-properties fo:margin-left="0.25in" fo:margin-right="-0.25in" fo:line-height="115%" fo:text-indent="0in" style:auto-text-indent="false"/>
    </style:style>
    <style:style style:name="P12" style:family="paragraph" style:parent-style-name="Standard">
      <style:paragraph-properties fo:margin-left="0in" fo:margin-right="-0.25in" fo:line-height="115%" fo:text-indent="0.25in" style:auto-text-indent="false"/>
    </style:style>
    <style:style style:name="P13" style:family="paragraph" style:parent-style-name="Standard">
      <style:paragraph-properties fo:margin-left="2.75in" fo:margin-right="-0.25in" fo:line-height="115%" fo:text-indent="0.25in" style:auto-text-indent="false"/>
    </style:style>
    <style:style style:name="P14" style:family="paragraph" style:parent-style-name="Standard">
      <style:paragraph-properties fo:margin-left="2in" fo:margin-right="-0.25in" fo:line-height="115%" fo:text-indent="0.5in" style:auto-text-indent="false"/>
    </style:style>
    <style:style style:name="P15" style:family="paragraph" style:parent-style-name="Standard">
      <style:paragraph-properties fo:margin-left="0in" fo:margin-right="0in" fo:line-height="115%" fo:text-indent="0.75in" style:auto-text-indent="false"/>
      <style:text-properties fo:color="#000000" fo:font-size="14pt" style:font-size-asian="14pt" style:font-size-complex="14pt"/>
    </style:style>
    <style:style style:name="P16" style:family="paragraph" style:parent-style-name="Table_20_Contents">
      <style:text-properties fo:font-size="14pt" style:font-size-asian="14pt" style:font-size-complex="14pt"/>
    </style:style>
    <style:style style:name="P17" style:family="paragraph" style:parent-style-name="Table_20_Contents">
      <style:text-properties fo:color="#0000ff" fo:font-size="14pt" style:font-size-asian="14pt" style:font-size-complex="14pt"/>
    </style:style>
    <style:style style:name="P18" style:family="paragraph" style:parent-style-name="Table_20_Contents">
      <style:text-properties fo:font-size="11pt" style:font-size-asian="9.60000038146973pt" style:font-size-complex="11pt"/>
    </style:style>
    <style:style style:name="P19" style:family="paragraph" style:parent-style-name="List_20_Paragraph" style:list-style-name="WWNum11">
      <style:paragraph-properties fo:margin-left="0.5in" fo:margin-right="-0.25in" fo:line-height="115%" fo:text-indent="0in" style:auto-text-indent="false"/>
    </style:style>
    <style:style style:name="P20" style:family="paragraph" style:parent-style-name="List_20_Paragraph" style:list-style-name="WWNum11">
      <style:paragraph-properties fo:margin-left="0in" fo:margin-right="-0.25in" fo:line-height="115%" fo:text-indent="0in" style:auto-text-indent="false"/>
    </style:style>
    <style:style style:name="P21" style:family="paragraph" style:parent-style-name="List_20_Paragraph">
      <style:paragraph-properties fo:margin-left="0in" fo:margin-right="-0.25in" fo:line-height="115%" fo:text-indent="0in" style:auto-text-indent="false"/>
      <style:text-properties fo:color="#000000" fo:font-size="14pt" style:font-size-asian="14pt" style:font-size-complex="14pt"/>
    </style:style>
    <style:style style:name="P22" style:family="paragraph" style:parent-style-name="Body_20_Text_20_3">
      <style:paragraph-properties fo:text-align="center" style:justify-single-word="false"/>
      <style:text-properties fo:font-size="12pt" fo:font-weight="bold" style:font-size-asian="12pt" style:font-weight-asian="bold"/>
    </style:style>
    <style:style style:name="P23" style:family="paragraph" style:parent-style-name="Body_20_Text_20_3">
      <style:paragraph-properties fo:text-align="center" style:justify-single-word="false"/>
    </style:style>
    <style:style style:name="P24" style:family="paragraph" style:parent-style-name="footnote_20_text">
      <style:paragraph-properties fo:line-height="115%"/>
      <style:text-properties fo:font-size="12pt" style:font-size-asian="12pt" style:font-size-complex="12pt"/>
    </style:style>
    <style:style style:name="P25" style:family="paragraph" style:parent-style-name="Body_20_Text_20_Indent_20_2">
      <style:paragraph-properties fo:margin-left="2.1252in" fo:margin-right="-0.6874in" fo:text-align="justify" style:justify-single-word="false" fo:text-indent="0.8752in" style:auto-text-indent="false"/>
    </style:style>
    <style:style style:name="P26" style:family="paragraph" style:parent-style-name="Body_20_Text_20_Indent_20_2">
      <style:paragraph-properties fo:margin-left="2.4583in" fo:margin-right="-0.6874in" fo:text-align="justify" style:justify-single-word="false" fo:text-indent="-2.2083in" style:auto-text-indent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color="#0000ff"/>
    </style:style>
    <style:style style:name="T4" style:family="text">
      <style:text-properties fo:color="#0000ff" fo:font-size="12pt" style:font-size-asian="10.5pt" style:font-size-complex="12pt"/>
    </style:style>
    <style:style style:name="T5" style:family="text">
      <style:text-properties fo:font-weight="bold" style:font-weight-asian="bold"/>
    </style:style>
    <style:style style:name="T6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7"/><text:span text:style-name="T1">RESUME</text:span></text:p>
      <text:p text:style-name="Standard"><text:span text:style-name="T1"/></text:p>
      <text:p text:style-name="Standard"><text:span text:style-name="T1"><text:tab/><text:tab/><text:tab/><text:tab/><text:tab/><text:tab/><text:tab/>Email Id:</text:span><text:a xlink:type="simple" xlink:href="mailto:kalyani.lakshmi99@gmail.com"><text:span text:style-name="T4">kalyani.lakshmi99@gmail.com</text:span></text:a></text:p>
      <text:p text:style-name="Standard"><text:span text:style-name="T4"/></text:p>
      <text:p text:style-name="Standard"><text:span text:style-name="T4"/></text:p>
      <text:p text:style-name="P2">CAREER OBJECTIVE</text:p>
      <text:p text:style-name="P7"/>
      <text:p text:style-name="P7">Willing to work as a key player in challenging <text:s/>and creative environment. <text:s/>Seeking <text:s/>a good profession to extract my knowledge in IT field. Understanding new people and to work in any kind of situations.</text:p>
      <text:p text:style-name="P2"/>
      <text:p text:style-name="P2"/>
      <text:p text:style-name="P2"/>
      <text:p text:style-name="P2"/>
      <text:p text:style-name="P2"/>
      <text:p text:style-name="P2">PROFESSIONAL <text:s/>AND ACADEMIC EDUCATION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7"><text:s text:c="4"/>Qualification</text:p>
          </table:table-cell>
          <table:table-cell table:style-name="Table1.A1" office:value-type="string">
            <text:p text:style-name="P17"><text:s text:c="4"/>Year of Passing</text:p>
          </table:table-cell>
          <table:table-cell table:style-name="Table1.A1" office:value-type="string">
            <text:p text:style-name="P16"><text:s text:c="5"/><text:span text:style-name="T3">From</text:span></text:p>
          </table:table-cell>
          <table:table-cell table:style-name="Table1.D1" office:value-type="string">
            <text:p text:style-name="P16"><text:s text:c="3"/><text:span text:style-name="T3">Percentage</text:span></text:p>
          </table:table-cell>
        </table:table-row>
        <table:table-row table:style-name="Table1.2">
          <table:table-cell table:style-name="Table1.A2" office:value-type="string">
            <text:p text:style-name="P16"/>
            <text:p text:style-name="P16"><text:s text:c="9"/>B. Tech</text:p>
          </table:table-cell>
          <table:table-cell table:style-name="Table1.A2" office:value-type="string">
            <text:p text:style-name="P16"/>
            <text:p text:style-name="P16"><text:s text:c="6"/>2010-2014</text:p>
          </table:table-cell>
          <table:table-cell table:style-name="Table1.A2" office:value-type="string">
            <text:p text:style-name="P24">Rajiv Gandhi University Of Knowledge Technologies,</text:p>
            <text:p text:style-name="P24">Nuzvid</text:p>
          </table:table-cell>
          <table:table-cell table:style-name="Table1.D2" office:value-type="string">
            <text:p text:style-name="P3">First Year -7.36(CGPA)</text:p>
            <text:p text:style-name="P3">Second Year-8.19(CGPA)</text:p>
            <text:p text:style-name="P3">Third Year-Present</text:p>
          </table:table-cell>
        </table:table-row>
        <table:table-row table:style-name="Table1.3">
          <table:table-cell table:style-name="Table1.A2" office:value-type="string">
            <text:p text:style-name="P16"><text:s text:c="4"/></text:p>
            <text:p text:style-name="P16"><text:s text:c="3"/>Higher Secondary</text:p>
            <text:p text:style-name="P16"><text:s text:c="7"/>(10+2)</text:p>
          </table:table-cell>
          <table:table-cell table:style-name="Table1.A2" office:value-type="string">
            <text:p text:style-name="P16"/>
            <text:p text:style-name="P16"><text:s text:c="5"/>2008-2010</text:p>
          </table:table-cell>
          <table:table-cell table:style-name="Table1.A2" office:value-type="string">
            <text:p text:style-name="P24">Rajiv Gandhi University Of Knowledge Technologies,</text:p>
            <text:p text:style-name="P24">Nuzvid</text:p>
          </table:table-cell>
          <table:table-cell table:style-name="Table1.D2" office:value-type="string">
            <text:p text:style-name="P16"/>
            <text:p text:style-name="P16"><text:s text:c="6"/>7.78(CGPA)</text:p>
          </table:table-cell>
        </table:table-row>
        <table:table-row>
          <table:table-cell table:style-name="Table1.A2" office:value-type="string">
            <text:p text:style-name="P16"><text:s text:c="7"/>SSC</text:p>
          </table:table-cell>
          <table:table-cell table:style-name="Table1.A2" office:value-type="string">
            <text:p text:style-name="P16"><text:s text:c="5"/>2007-2008</text:p>
          </table:table-cell>
          <table:table-cell table:style-name="Table1.A2" office:value-type="string">
            <text:p text:style-name="P18">Zilla Parishad High School</text:p>
          </table:table-cell>
          <table:table-cell table:style-name="Table1.D2" office:value-type="string">
            <text:p text:style-name="P16"><text:s text:c="10"/>87.5%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4"><text:span text:style-name="T5">Language skills: </text:span></text:p>
      <text:p text:style-name="P6"/>
      <text:list xml:id="list941792612" text:style-name="WWNum3">
        <text:list-item>
          <text:p text:style-name="P5"><text:span text:style-name="T5">LANGUAGES<text:tab/><text:tab/>:<text:tab/></text:span>C, JAVA INTRODUCTION</text:p>
        </text:list-item>
        <text:list-item>
          <text:p text:style-name="P5"><text:span text:style-name="T5">DATABASES<text:tab/><text:tab/>:<text:tab/></text:span>MySQL<text:span text:style-name="T5"> </text:span></text:p>
        </text:list-item>
        <text:list-item>
          <text:p text:style-name="P5"><text:span text:style-name="T5">OPERATING SYSTEM<text:tab/>:<text:tab/></text:span>Windows <text:s/>xp/7, Linux <text:s/>fedora/ubuntu</text:p>
        </text:list-item>
        <text:list-item>
          <text:p text:style-name="P5"><text:span text:style-name="T5">Packages <text:s text:c="3"/><text:tab/><text:tab/> <text:s text:c="12"/></text:span>: <text:s text:c="11"/>MS-Office , Adobe Photoshop<text:span text:style-name="T5"> </text:span></text:p>
        </text:list-item>
        <text:list-item>
          <text:p text:style-name="P5"><text:span text:style-name="T5">WEB TECHNOLOGIES<text:tab/>:<text:tab/></text:span>HTML,CSS.</text:p>
        </text:list-item>
        <text:list-item>
          <text:p text:style-name="P5"><text:span text:style-name="T5">Intel Microprocessor<text:tab/>:<text:tab/></text:span>8086</text:p>
        </text:list-item>
      </text:list>
      <text:p text:style-name="P8"><text:soft-page-break/></text:p>
      <text:p text:style-name="P8"/>
      <text:p text:style-name="P9"><text:span text:style-name="T5">Academic Projects:</text:span></text:p>
      <text:list xml:id="list1053507114" text:style-name="WWNum11">
        <text:list-item>
          <text:p text:style-name="P19">Participated in MULTIMEDIA <text:s/>workshop</text:p>
        </text:list-item>
        <text:list-item>
          <text:p text:style-name="P19">Me and my group Developed project on Hotel Management System as a desktop </text:p>
          <text:list>
            <text:list-item>
              <text:list>
                <text:list-header>
                  <text:p text:style-name="P20"><text:s text:c="27"/>application in Software Engineering course which was appreciated by our faculty.</text:p>
                </text:list-header>
              </text:list>
            </text:list-item>
          </text:list>
        </text:list-item>
      </text:list>
      <text:p text:style-name="P21"/>
      <text:p text:style-name="P21"/>
      <text:p text:style-name="P21"/>
      <text:p text:style-name="P21"/>
      <text:p text:style-name="P11"><text:span text:style-name="T5">PERSONAL DETAILS</text:span></text:p>
      <text:p text:style-name="P6"/>
      <text:p text:style-name="P12"><text:span text:style-name="T5">Father’s Name <text:s text:c="20"/>: <text:s text:c="4"/><text:tab/><text:tab/> </text:span>Mr. SHIVA ANAGANI</text:p>
      <text:p text:style-name="P11"><text:span text:style-name="T5">Mother’s Name <text:s text:c="19"/>: <text:s text:c="5"/><text:tab/></text:span>Mrs. LAKSHMI ANAGANI</text:p>
      <text:p text:style-name="P11"><text:span text:style-name="T5">DATE OF BIRTH <text:s text:c="14"/>:<text:tab/><text:tab/></text:span>01.02.1992</text:p>
      <text:p text:style-name="P12"><text:span text:style-name="T5">Gender <text:s text:c="33"/>:<text:tab/><text:tab/></text:span>Female</text:p>
      <text:p text:style-name="P11"><text:span text:style-name="T5">Degree <text:s text:c="25"/><text:tab/> <text:s text:c="3"/>:<text:tab/><text:tab/></text:span>B.TECH</text:p>
      <text:p text:style-name="P12"><text:span text:style-name="T5">Branch<text:tab/> <text:s text:c="3"/><text:tab/><text:tab/> <text:s text:c="3"/>:<text:tab/><text:tab/></text:span>Computer science engineering</text:p>
      <text:p text:style-name="P12"><text:span text:style-name="T5">Nationality <text:s text:c="27"/>: <text:s/><text:tab/><text:tab/></text:span>Indian</text:p>
      <text:p text:style-name="P12"><text:span text:style-name="T5">Languages Known <text:s text:c="14"/>:<text:tab/><text:tab/></text:span>English, Telugu and Hindi</text:p>
      <text:p text:style-name="P12"><text:span text:style-name="T5">Hobbies <text:s text:c="32"/>:<text:tab/> <text:s text:c="5"/></text:span>Reading books and magazines;</text:p>
      <text:p text:style-name="P13">Interested in making greeting cards</text:p>
      <text:p text:style-name="P4"><text:span text:style-name="T5"><text:s text:c="7"/>About Myself <text:s text:c="22"/>: <text:s text:c="4"/><text:tab/><text:tab/> </text:span>Self-Confident</text:p>
      <text:p text:style-name="P4"><text:tab/><text:tab/><text:tab/><text:tab/><text:tab/><text:tab/>Hard Working</text:p>
      <text:p text:style-name="P4"><text:tab/><text:tab/><text:tab/><text:tab/><text:tab/><text:tab/>Patience</text:p>
      <text:p text:style-name="P4"><text:tab/><text:tab/><text:tab/><text:tab/><text:tab/><text:tab/>Eager to know about new things.</text:p>
      <text:p text:style-name="P25">Ability to absorb technology faster.</text:p>
      <text:p text:style-name="P25"/>
      <text:p text:style-name="P25"/>
      <text:p text:style-name="P25"/>
      <text:p text:style-name="P26"><text:span text:style-name="T5">Areas of Interst <text:s text:c="20"/>: <text:s text:c="18"/></text:span>web technologies, Programming in C and Java, Multimedia,</text:p>
      <text:p text:style-name="P26"><text:span text:style-name="T5"><text:tab/><text:tab/><text:tab/></text:span>Hacking.</text:p>
      <text:p text:style-name="P4"/>
      <text:p text:style-name="P6"/>
      <text:p text:style-name="P12"><text:span text:style-name="T5">Address for <text:tab/><text:tab/><text:tab/><text:tab/></text:span>D/o Mr.SHIVA <text:s/>ANAGANI</text:p>
      <text:p text:style-name="P11"><text:span text:style-name="T5">Communication <text:s/></text:span><text:s text:c="18"/>: <text:tab/><text:tab/>Sriharipuram</text:p>
      <text:p text:style-name="P14"><text:s/><text:tab/>Mudinepalli mandal-521325,</text:p>
      <text:p text:style-name="P10"><text:tab/><text:tab/><text:tab/><text:tab/><text:tab/><text:tab/>Krishna (Dist),</text:p>
      <text:p text:style-name="P10"><text:tab/><text:tab/><text:tab/><text:tab/><text:tab/><text:tab/>ANDHRAPRADESH</text:p>
      <text:p text:style-name="P10"><text:tab/><text:tab/><text:tab/><text:tab/><text:tab/><text:tab/>INDIA.</text:p>
      <text:p text:style-name="P10"/>
      <text:p text:style-name="P10"/>
      <text:p text:style-name="P10"><text:soft-page-break/>Contact Number <text:s text:c="6"/>: <text:s text:c="17"/>9291661151</text:p>
      <text:p text:style-name="P10"/>
      <text:p text:style-name="P10"/>
      <text:p text:style-name="P10"/>
      <text:p text:style-name="P10"><text:span text:style-name="T1">Email Id:</text:span><text:a xlink:type="simple" xlink:href="mailto:kalyani.lakshmi99@gmail.com"><text:span text:style-name="T4">kalyani.lakshmi99@gmail.com</text:span></text:a></text:p>
      <text:p text:style-name="P10"/>
      <text:p text:style-name="P22"/>
      <text:p text:style-name="P23"><text:span text:style-name="T2">Declaration</text:span></text:p>
      <text:p text:style-name="P22"/>
      <text:p text:style-name="P1"><text:span text:style-name="T6">I am confident of my ability to work in a team</text:span>. I hereby declare that the above written particulars are true to the best of my knowledge and belief.</text:p>
      <text:p text:style-name="P15"><text:s text:c="2"/></text:p>
      <text:p text:style-name="P15"/>
      <text:p text:style-name="P15"/>
      <text:p text:style-name="P15"><text:tab/><text:tab/><text:tab/><text:tab/><text:tab/><text:tab/><text:tab/>(KALYANI ANAGANI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Wingdings" svg:font-family="Wingdings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-0.6252in" fo:margin-right="0in" fo:text-indent="0in" style:auto-text-indent="false"/>
      <style:text-properties fo:font-size="11pt" style:font-size-asian="11pt" style:font-size-complex="10pt"/>
    </style:style>
    <style:style style:name="Body_20_Text_20_3" style:display-name="Body Text 3" style:family="paragraph" style:parent-style-name="Standard" style:default-outline-level="">
      <style:paragraph-properties fo:margin-top="0in" fo:margin-bottom="0.0835in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0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SE </meta:initial-creator>
    <meta:creation-date>2013-01-11T11:39:13</meta:creation-date>
    <dc:date>2013-01-11T12:09:44</dc:date>
    <dc:creator>CSE </dc:creator>
    <meta:editing-duration>PT30M31S</meta:editing-duration>
    <meta:editing-cycles>3</meta:editing-cycles>
    <meta:generator>LibreOffice/3.3$Linux LibreOffice_project/330m19$Build-202</meta:generator>
    <meta:document-statistic meta:table-count="1" meta:image-count="0" meta:object-count="0" meta:page-count="3" meta:paragraph-count="68" meta:word-count="289" meta:character-count="2515"/>
  </office:meta>
</office:document-meta>
</file>